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7cm" fo:min-width="0.93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49cm"/>
    </style:style>
    <style:style style:name="gr4" style:family="graphic" style:parent-style-name="standard">
      <style:graphic-properties draw:textarea-horizontal-align="justify" draw:textarea-vertical-align="middle" draw:auto-grow-height="false" fo:min-height="0.896cm" fo:min-width="2.9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2.159cm" svg:x="20.131cm" svg:y="16.338cm">
          <text:p text:style-name="P1"><text:span text:style-name="T1">Heel </text:span></text:p>
          <text:p text:style-name="P1"><text:span text:style-name="T1">Ang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curve" svg:x1="15.944cm" svg:y1="18.642cm" svg:x2="20.131cm" svg:y2="17.418cm" draw:end-shape="id1" draw:end-glue-point="6" svg:d="M15944 18642c2764 0 671-1224 4187-1224" svg:viewBox="0 0 4188 1225">
          <text:p/>
        </draw:connector>
        <draw:frame draw:style-name="gr3" draw:text-style-name="P4" draw:layer="layout" svg:width="8.128cm" svg:height="1.199cm" svg:x="7.993cm" svg:y="18.216cm">
          <draw:text-box>
            <text:p><text:span text:style-name="T1">If Heel </text:span><text:span text:style-name="T1">angle </text:span><text:span text:style-name="T1">enabl</text:span><text:span text:style-name="T1">ed </text:span><text:span text:style-name="T1">and </text:span><text:span text:style-name="T1">angle </text:span><text:span text:style-name="T1">&gt; </text:span><text:span text:style-name="T1">value </text:span><text:span text:style-name="T1">set on </text:span><text:span text:style-name="T1">SD </text:span><text:span text:style-name="T1">config </text:span><text:span text:style-name="T1">file.</text:span></text:p>
          </draw:text-box>
        </draw:frame>
        <draw:custom-shape draw:style-name="gr1" draw:text-style-name="P2" xml:id="id3" draw:id="id3" draw:layer="layout" svg:width="2.032cm" svg:height="2.159cm" svg:x="12.003cm" svg:y="6.969cm">
          <text:p text:style-name="P1"><text:span text:style-name="T1">Apparent</text:span></text:p>
          <text:p text:style-name="P1"><text:span text:style-name="T1">Win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2" draw:id="id2" draw:layer="layout" svg:width="3.556cm" svg:height="1.27cm" svg:x="12.892cm" svg:y="1.635cm">
          <text:p text:style-name="P1">Powerup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4.67cm" svg:y1="2.905cm" svg:x2="13.738cm" svg:y2="7.285cm" draw:start-shape="id2" draw:start-glue-point="2" draw:end-shape="id3" draw:end-glue-point="11" svg:d="M14670 2905c0 2920-310 4380-932 4380" svg:viewBox="0 0 933 4381">
          <text:p/>
        </draw:connector>
        <draw:custom-shape draw:style-name="gr1" draw:text-style-name="P2" xml:id="id11" draw:id="id11" draw:layer="layout" svg:width="2.032cm" svg:height="2.159cm" svg:x="12.003cm" svg:y="13.7cm">
          <text:p text:style-name="P1"><text:span text:style-name="T1">True</text:span></text:p>
          <text:p text:style-name="P1"><text:span text:style-name="T1">Win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4" draw:id="id4" draw:layer="layout" svg:width="2.032cm" svg:height="2.159cm" svg:x="8.701cm" svg:y="6.989cm">
          <text:p text:style-name="P1"><text:span text:style-name="T1">Bar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curve" svg:x1="12.003cm" svg:y1="8.049cm" svg:x2="10.733cm" svg:y2="8.069cm" draw:start-shape="id3" draw:start-glue-point="6" draw:end-shape="id4" draw:end-glue-point="10" svg:d="M12003 8049c-951 0-316 20-1270 20" svg:viewBox="0 0 1271 21">
          <text:p/>
        </draw:connector>
        <draw:custom-shape draw:style-name="gr1" draw:text-style-name="P2" xml:id="id5" draw:id="id5" draw:layer="layout" svg:width="2.032cm" svg:height="2.159cm" svg:x="5.693cm" svg:y="6.969cm">
          <text:p text:style-name="P1"><text:span text:style-name="T1">Tem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curve" svg:x1="8.701cm" svg:y1="8.069cm" svg:x2="7.725cm" svg:y2="8.049cm" draw:start-shape="id4" draw:start-glue-point="6" draw:end-shape="id5" draw:end-glue-point="10" svg:d="M8701 8069c-730 0-243-20-976-20" svg:viewBox="0 0 977 21">
          <text:p/>
        </draw:connector>
        <draw:custom-shape draw:style-name="gr1" draw:text-style-name="P2" xml:id="id6" draw:id="id6" draw:layer="layout" svg:width="2.032cm" svg:height="2.159cm" svg:x="15.051cm" svg:y="6.969cm">
          <text:p text:style-name="P1"><text:span text:style-name="T1">Compass</text:span></text:p>
          <text:p text:style-name="P1"><text:span text:style-name="T1">Headin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7" draw:id="id7" draw:layer="layout" svg:width="2.032cm" svg:height="2.159cm" svg:x="17.945cm" svg:y="6.969cm">
          <text:p text:style-name="P1"><text:span text:style-name="T1">SO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curve" svg:x1="17.083cm" svg:y1="8.049cm" svg:x2="17.945cm" svg:y2="8.049cm" draw:start-shape="id6" draw:start-glue-point="10" draw:end-shape="id7" draw:end-glue-point="6" svg:d="M17083 8049h862" svg:viewBox="0 0 863 1">
          <text:p/>
        </draw:connector>
        <draw:custom-shape draw:style-name="gr1" draw:text-style-name="P2" xml:id="id8" draw:id="id8" draw:layer="layout" svg:width="2.032cm" svg:height="2.159cm" svg:x="15.051cm" svg:y="10.185cm">
          <text:p text:style-name="P1"><text:span text:style-name="T1">CO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curve" svg:x1="16.067cm" svg:y1="9.128cm" svg:x2="16.067cm" svg:y2="10.185cm" draw:start-shape="id6" draw:start-glue-point="8" draw:end-shape="id8" draw:end-glue-point="4" svg:d="M16067 9128v1057" svg:viewBox="0 0 1 1058">
          <text:p/>
        </draw:connector>
        <draw:connector draw:style-name="gr2" draw:text-style-name="P3" draw:layer="layout" draw:type="curve" svg:x1="14.035cm" svg:y1="8.049cm" svg:x2="15.051cm" svg:y2="8.049cm" draw:start-shape="id3" draw:start-glue-point="10" draw:end-shape="id6" draw:end-glue-point="6" svg:d="M14035 8049h1016" svg:viewBox="0 0 1017 1">
          <text:p/>
        </draw:connector>
        <draw:connector draw:style-name="gr2" draw:text-style-name="P3" draw:layer="layout" draw:type="curve" svg:x1="13.019cm" svg:y1="9.128cm" svg:x2="13.019cm" svg:y2="10.271cm" draw:start-shape="id3" draw:start-glue-point="8" draw:end-shape="id9" svg:d="M13019 9128v1143" svg:viewBox="0 0 1 1144">
          <text:p/>
        </draw:connector>
        <draw:connector draw:style-name="gr2" draw:text-style-name="P3" draw:layer="layout" draw:type="curve" draw:line-skew="0cm -1.657cm" svg:x1="23.052cm" svg:y1="8.049cm" svg:x2="5.693cm" svg:y2="8.049cm" draw:start-shape="id10" draw:start-glue-point="10" draw:end-shape="id5" draw:end-glue-point="6" svg:d="M23052 8049c753 0 502-3239-8679-3239s-9431 3239-8680 3239" svg:viewBox="0 0 17895 3240">
          <text:p/>
        </draw:connector>
        <draw:connector draw:style-name="gr2" draw:text-style-name="P3" draw:layer="layout" draw:type="curve" draw:line-skew="0.222cm -0.121cm -0.388cm" svg:x1="16.067cm" svg:y1="12.344cm" svg:x2="16.067cm" svg:y2="6.969cm" draw:start-shape="id8" draw:start-glue-point="8" draw:end-shape="id6" draw:end-glue-point="4" svg:d="M16067 12344c0 1084 1397 723 1397-2771s-1397-3939-1397-2604" svg:viewBox="0 0 1398 6612">
          <text:p/>
        </draw:connector>
        <draw:connector draw:style-name="gr2" draw:text-style-name="P3" draw:layer="layout" draw:type="curve" draw:line-skew="0.263cm -3.55cm -0.388cm" svg:x1="13.019cm" svg:y1="15.859cm" svg:x2="13.019cm" svg:y2="6.969cm" draw:start-shape="id11" draw:start-glue-point="8" draw:end-shape="id3" draw:end-glue-point="4" svg:d="M13019 15859c0 1146-2032 764-2032-4508s2032-5717 2032-4382" svg:viewBox="0 0 2033 10060">
          <text:p/>
        </draw:connector>
        <draw:connector draw:style-name="gr2" draw:text-style-name="P3" draw:layer="layout" draw:type="curve" svg:x1="17.083cm" svg:y1="11.265cm" svg:x2="18.961cm" svg:y2="9.128cm" draw:start-shape="id8" draw:start-glue-point="10" draw:end-shape="id7" svg:d="M17083 11265c1252 0 1878-712 1878-2137" svg:viewBox="0 0 1879 2138">
          <text:p/>
        </draw:connector>
        <draw:connector draw:style-name="gr2" draw:text-style-name="P3" draw:layer="layout" draw:type="curve" svg:x1="12.003cm" svg:y1="14.779cm" svg:x2="10.436cm" svg:y2="8.832cm" draw:start-shape="id11" draw:end-shape="id4" draw:end-glue-point="9" svg:d="M12003 14779c-951 0-168-5947-1567-5947" svg:viewBox="0 0 1568 5948">
          <text:p/>
        </draw:connector>
        <draw:connector draw:style-name="gr2" draw:text-style-name="P3" draw:layer="layout" draw:type="curve" svg:x1="14.035cm" svg:y1="14.78cm" svg:x2="15.348cm" svg:y2="8.812cm" draw:start-shape="id11" draw:start-glue-point="10" draw:end-shape="id6" draw:end-glue-point="7" svg:d="M14035 14780c763 0 107-5968 1313-5968" svg:viewBox="0 0 1314 5969">
          <text:p/>
        </draw:connector>
        <draw:connector draw:style-name="gr2" draw:text-style-name="P3" draw:layer="layout" draw:type="curve" svg:x1="15.051cm" svg:y1="11.265cm" svg:x2="13.738cm" svg:y2="8.812cm" draw:start-shape="id8" draw:start-glue-point="6" draw:end-shape="id3" draw:end-glue-point="9" svg:d="M15051 11265c-760 0-104-2453-1313-2453" svg:viewBox="0 0 1314 2454">
          <text:p/>
        </draw:connector>
        <draw:connector draw:style-name="gr2" draw:text-style-name="P3" draw:layer="layout" draw:type="curve" svg:x1="18.961cm" svg:y1="9.128cm" svg:x2="18.961cm" svg:y2="6.969cm" draw:start-shape="id7" draw:start-glue-point="8" draw:end-shape="id7" draw:end-glue-point="4" svg:d="M18961 9128c0 751 1518 501 1518-1080s-1518-1832-1518-1079" svg:viewBox="0 0 1519 2975">
          <text:p/>
        </draw:connector>
        <draw:connector draw:style-name="gr2" draw:text-style-name="P3" draw:layer="layout" draw:type="curve" draw:line-skew="0cm -2.915cm" svg:x1="9.717cm" svg:y1="9.148cm" svg:x2="9.717cm" svg:y2="6.989cm" draw:start-shape="id4" draw:start-glue-point="8" draw:end-shape="id4" draw:end-glue-point="4" svg:d="M9717 9148c0 751-1397 501-1397-1080s1397-1832 1397-1079" svg:viewBox="0 0 1398 2975">
          <text:p/>
        </draw:connector>
        <draw:connector draw:style-name="gr2" draw:text-style-name="P3" draw:layer="layout" draw:type="curve" draw:line-skew="0cm -3.209cm" svg:x1="6.709cm" svg:y1="9.128cm" svg:x2="6.709cm" svg:y2="6.969cm" draw:start-shape="id5" draw:start-glue-point="8" draw:end-shape="id5" draw:end-glue-point="4" svg:d="M6709 9128c0 751-1691 501-1691-1080s1691-1832 1691-1079" svg:viewBox="0 0 1692 2975">
          <text:p/>
        </draw:connector>
        <draw:connector draw:style-name="gr2" draw:text-style-name="P3" draw:layer="layout" draw:type="curve" draw:line-skew="0cm 10.408cm" svg:x1="5.693cm" svg:y1="8.049cm" svg:x2="22.755cm" svg:y2="8.812cm" draw:start-shape="id5" draw:start-glue-point="6" draw:end-shape="id10" draw:end-glue-point="9" svg:d="M5693 8049c-751 0-501 8826 8680 8826s9580-8063 8382-8063" svg:viewBox="0 0 17817 8827">
          <text:p/>
        </draw:connector>
        <draw:custom-shape draw:style-name="gr1" draw:text-style-name="P2" xml:id="id9" draw:id="id9" draw:layer="layout" svg:width="2.032cm" svg:height="2.159cm" svg:x="12.003cm" svg:y="10.271cm">
          <text:p text:style-name="P1"><text:span text:style-name="T1">Wind</text:span></text:p>
          <text:p text:style-name="P1"><text:span text:style-name="T1">Statistic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curve" svg:x1="13.019cm" svg:y1="12.43cm" svg:x2="13.019cm" svg:y2="13.7cm" draw:start-shape="id9" draw:start-glue-point="8" draw:end-shape="id11" draw:end-glue-point="4" svg:d="M13019 12430v1270" svg:viewBox="0 0 1 1271">
          <text:p/>
        </draw:connector>
        <draw:connector draw:style-name="gr2" draw:text-style-name="P3" draw:layer="layout" draw:type="curve" svg:x1="13.019cm" svg:y1="10.271cm" svg:x2="12.3cm" svg:y2="8.812cm" draw:start-shape="id9" draw:start-glue-point="4" draw:end-shape="id3" draw:end-glue-point="7" svg:d="M13019 10271c0-858-759-715-1238-865s-678-594 519-594" svg:viewBox="0 0 1614 1460">
          <text:p/>
        </draw:connector>
        <draw:connector draw:style-name="gr2" draw:text-style-name="P3" draw:layer="layout" draw:type="curve" draw:line-skew="0cm 0.419cm" svg:x1="13.019cm" svg:y1="13.7cm" svg:x2="12.3cm" svg:y2="12.114cm" draw:start-shape="id11" draw:start-glue-point="4" draw:end-shape="id9" draw:end-glue-point="7" svg:d="M13019 13700c0-952-549-793-871-952s-416-634 152-634" svg:viewBox="0 0 1130 1587">
          <text:p/>
        </draw:connector>
        <draw:connector draw:style-name="gr2" draw:text-style-name="P3" draw:layer="layout" draw:type="curve" draw:line-skew="0cm -0.42cm" svg:x1="16.067cm" svg:y1="10.185cm" svg:x2="16.786cm" svg:y2="8.812cm" draw:start-shape="id8" draw:start-glue-point="4" draw:end-shape="id6" draw:end-glue-point="9" svg:d="M16067 10185c0-793 549-661 871-806s416-567-152-567" svg:viewBox="0 0 1130 1374">
          <text:p/>
        </draw:connector>
        <draw:connector draw:style-name="gr2" draw:text-style-name="P3" draw:layer="layout" draw:type="curve" svg:x1="12.003cm" svg:y1="11.351cm" svg:x2="10.436cm" svg:y2="8.832cm" draw:start-shape="id9" draw:start-glue-point="6" draw:end-shape="id4" draw:end-glue-point="9" svg:d="M12003 11351c-951 0-168-2519-1567-2519" svg:viewBox="0 0 1568 2520">
          <text:p/>
        </draw:connector>
        <draw:custom-shape draw:style-name="gr1" draw:text-style-name="P2" xml:id="id10" draw:id="id10" draw:layer="layout" svg:width="2.032cm" svg:height="2.159cm" svg:x="21.02cm" svg:y="6.969cm">
          <text:p text:style-name="P1"><text:span text:style-name="T1">MastHead</text:span></text:p>
          <text:p text:style-name="P1"><text:span text:style-name="T1">Batter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curve" svg:x1="19.977cm" svg:y1="8.049cm" svg:x2="21.02cm" svg:y2="8.048cm" draw:start-shape="id7" draw:start-glue-point="10" draw:end-shape="id10" svg:d="M19977 8049c783 0 262-1 1043-1" svg:viewBox="0 0 1044 2">
          <text:p/>
        </draw:connector>
        <draw:connector draw:style-name="gr2" draw:text-style-name="P3" draw:layer="layout" draw:type="curve" draw:line-skew="0cm 0.052cm -0.134cm" svg:x1="22.036cm" svg:y1="9.128cm" svg:x2="22.036cm" svg:y2="6.969cm" draw:start-shape="id10" draw:start-glue-point="8" draw:end-shape="id10" draw:end-glue-point="4" svg:d="M22036 9128c0 751 1570 501 1570-1147s-1570-1966-1570-1012" svg:viewBox="0 0 1571 30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2:41:43.943138242</meta:creation-date>
    <dc:date>2018-01-21T03:12:17.119176206</dc:date>
    <meta:editing-duration>PT3H51M17S</meta:editing-duration>
    <meta:editing-cycles>15</meta:editing-cycles>
    <meta:generator>LibreOffice/5.4.4.2$MacOSX_X86_64 LibreOffice_project/2524958677847fb3bb44820e40380acbe820f960</meta:generator>
    <meta:document-statistic meta:object-count="38"/>
  </office:meta>
</office:document-meta>
</file>